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5" style:family="table-row">
      <style:table-row-properties style:min-row-height="0.46cm" fo:keep-together="auto"/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a7ea3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a7ea3"/>
    </style:style>
    <style:style style:name="T1" style:family="text">
      <style:text-properties officeooo:rsid="001c2389"/>
    </style:style>
    <style:style style:name="T2" style:family="text">
      <style:text-properties officeooo:rsid="001d2969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Créer URL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2">Créateur de liste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<text:span text:style-name="T2">Post</text:span>-fonctionnalité <text:span text:style-name="T2">Création liste</text:span></text:p>
          </table:table-cell>
        </table:table-row>
        <table:table-row>
          <table:table-cell table:style-name="Tableau1.A1" office:value-type="float" office:value="0">
            <text:p text:style-name="P5">Pré-condition</text:p>
          </table:table-cell>
          <table:table-cell table:style-name="Tableau1.B4" office:value-type="string">
            <text:p text:style-name="P5">L’acteur est authentifié</text:p>
          </table:table-cell>
        </table:table-row>
        <table:table-row table:style-name="Tableau1.5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Génération d’un URL 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/text:p>
          </table:table-cell>
          <table:table-cell table:style-name="Tableau1.B7" office:value-type="string">
            <text:p text:style-name="P6">L’URL est généré<text:span text:style-name="T1">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26:01.700242132</meta:creation-date>
    <dc:date>2017-11-07T12:54:09.528659160</dc:date>
    <meta:editing-duration>PT11M15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27" meta:character-count="200" meta:non-whitespace-character-count="184"/>
  </office:meta>
</office:document-meta>
</file>